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Sun, 29 Sep 2019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list search, phase plot, period analysis sections for 2.21.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68</meta:editing-cycles>
    <dc:date>2019-12-23T07:09:20</dc:date>
    <meta:editing-duration>PT18H48M58S</meta:editing-duration>
    <meta:document-statistic meta:table-count="1" meta:image-count="0" meta:object-count="0" meta:page-count="2" meta:paragraph-count="60" meta:word-count="267" meta:character-count="1623"/>
  </office:meta>
</office:document-meta>
</file>